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rsid="0020b9ef" officeooo:paragraph-rsid="0020b9ef" style:font-weight-asian="bold" style:font-weight-complex="bold"/>
    </style:style>
    <style:style style:name="P2" style:family="paragraph" style:parent-style-name="Standard">
      <style:text-properties style:font-name="Times New Roman" fo:font-size="14pt" fo:font-weight="bold" officeooo:paragraph-rsid="0023d52a"/>
    </style:style>
    <style:style style:name="P3" style:family="paragraph" style:parent-style-name="Standard">
      <style:text-properties style:font-name="Times New Roman" fo:font-size="14pt" fo:font-weight="bold" officeooo:rsid="0025a75f" officeooo:paragraph-rsid="0025a75f"/>
    </style:style>
    <style:style style:name="P4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24e4f7" officeooo:paragraph-rsid="0023d52a" style:font-weight-asian="bold" style:font-weight-complex="bold"/>
    </style:style>
    <style:style style:name="P5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21d570" officeooo:paragraph-rsid="0023d52a"/>
    </style:style>
    <style:style style:name="P6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bold" officeooo:rsid="0024e4f7" officeooo:paragraph-rsid="0024e4f7" style:font-weight-asian="bold" style:font-weight-complex="bold"/>
    </style:style>
    <style:style style:name="P7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21d570" officeooo:paragraph-rsid="0023d52a"/>
    </style:style>
    <style:style style:name="P8" style:family="paragraph" style:parent-style-name="Standard" style:list-style-name="L1">
      <style:text-properties style:font-name="Times New Roman" fo:font-size="12pt" fo:font-weight="normal" officeooo:rsid="00257ab1" officeooo:paragraph-rsid="00257ab1" style:font-weight-asian="normal" style:font-weight-complex="normal"/>
    </style:style>
    <style:style style:name="P9" style:family="paragraph" style:parent-style-name="Standard" style:list-style-name="L1">
      <style:text-properties fo:font-variant="normal" fo:text-transform="none" fo:color="#000000" style:font-name="Times New Roman" fo:font-size="12pt" fo:letter-spacing="normal" fo:font-style="normal" fo:font-weight="normal" officeooo:rsid="00257ab1" officeooo:paragraph-rsid="00257ab1" style:font-weight-asian="normal" style:font-weight-complex="normal"/>
    </style:style>
    <style:style style:name="P10" style:family="paragraph" style:parent-style-name="Standard" style:list-style-name="L2">
      <style:text-properties fo:font-variant="normal" fo:text-transform="none" fo:color="#000000" style:font-name="Times New Roman" fo:font-size="12pt" fo:letter-spacing="normal" fo:font-style="normal" fo:font-weight="normal" officeooo:rsid="0026ac09" officeooo:paragraph-rsid="0026ac09" style:font-weight-asian="normal" style:font-weight-complex="normal"/>
    </style:style>
    <style:style style:name="P11" style:family="paragraph" style:parent-style-name="Standard" style:list-style-name="L2">
      <style:text-properties fo:font-variant="normal" fo:text-transform="none" fo:color="#000000" style:font-name="Times New Roman" fo:font-size="12pt" fo:letter-spacing="normal" fo:font-style="normal" fo:font-weight="normal" officeooo:rsid="002e1499" officeooo:paragraph-rsid="002e1499" style:font-weight-asian="normal" style:font-weight-complex="normal"/>
    </style:style>
    <style:style style:name="P12" style:family="paragraph" style:parent-style-name="Standard" style:list-style-name="L3">
      <style:text-properties fo:font-variant="normal" fo:text-transform="none" fo:color="#000000" style:font-name="Times New Roman" fo:font-size="12pt" fo:letter-spacing="normal" fo:font-style="normal" fo:font-weight="normal" officeooo:rsid="002707e8" officeooo:paragraph-rsid="002707e8" style:font-weight-asian="normal" style:font-weight-complex="normal"/>
    </style:style>
    <style:style style:name="P1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bold" officeooo:rsid="0024e4f7" officeooo:paragraph-rsid="0024e4f7" style:font-weight-asian="bold" style:font-weight-complex="bold"/>
    </style:style>
    <style:style style:name="P14" style:family="paragraph" style:parent-style-name="Standard" style:list-style-name="L3"/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officeooo:rsid="002698b2"/>
    </style:style>
    <style:style style:name="T3" style:family="text">
      <style:text-properties fo:font-variant="normal" fo:text-transform="none" fo:color="#000000" fo:font-size="12pt" fo:letter-spacing="normal" fo:font-style="normal" fo:font-weight="normal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21d570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2cbcb8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2daede"/>
    </style:style>
    <style:style style:name="T7" style:family="text">
      <style:text-properties officeooo:rsid="0020b9ef" style:font-weight-asian="bold" style:font-weight-complex="bold"/>
    </style:style>
    <style:style style:name="T8" style:family="text">
      <style:text-properties officeooo:rsid="002b00ea"/>
    </style:style>
    <style:style style:name="T9" style:family="text">
      <style:text-properties officeooo:rsid="002e5f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2"><text:span text:style-name="T7"><text:tab/></text:span><text:span text:style-name="T3">The builder pattern provides a build object which is used to construct a complex object from its representation so that the same construction process can create different representations. </text:span><text:span text:style-name="T4">That object may contains </text:span><text:span text:style-name="T5">other</text:span><text:span text:style-name="T4"> modules of complex object and logic to construct complex object.</text:span></text:p>
      <text:p text:style-name="P3"><text:span text:style-name="T4"><text:tab/>T</text:span><text:span text:style-name="T3">his pattern introducted to solve problem with factory and abstract design patterns </text:span><text:span text:style-name="T6">with too many properties.</text:span></text:p>
      <text:p text:style-name="P4"/>
      <text:p text:style-name="P6">Use Case</text:p>
      <text:list xml:id="list4075829061" text:style-name="L1">
        <text:list-item>
          <text:p text:style-name="P8"><text:span text:style-name="T1">When we want to create a immutable object with </text:span><text:span text:style-name="T2">large number of</text:span><text:span text:style-name="T1"> required and optional </text:span><text:span text:style-name="T2">properties</text:span><text:span text:style-name="T1">.</text:span></text:p>
          <text:p text:style-name="P9"/>
        </text:list-item>
      </text:list>
      <text:p text:style-name="P6">Pros</text:p>
      <text:list xml:id="list2856149902" text:style-name="L2">
        <text:list-item>
          <text:p text:style-name="P10">It over<text:span text:style-name="T8">come</text:span> constructor overloading with different combination of properties to get immutable object.</text:p>
        </text:list-item>
        <text:list-item>
          <text:p text:style-name="P11">Client class code is readable and after change in construction process of object their is no change at client classes, <text:span text:style-name="T9">only need to change in builder.</text:span></text:p>
          <text:p text:style-name="P11"/>
        </text:list-item>
      </text:list>
      <text:p text:style-name="P6">Cons</text:p>
      <text:list xml:id="list1000665911" text:style-name="L3">
        <text:list-item>
          <text:p text:style-name="P12">Number of code lines are increase due to builder and client class <text:s/>duplicate properites declaration.</text:p>
        </text:list-item>
        <text:list-item>
          <text:p text:style-name="P14">Dependency injection may be less supported.</text:p>
          <text:p text:style-name="P14"/>
        </text:list-item>
      </text:list>
      <text:p text:style-name="P6"/>
      <text:p text:style-name="P6">Implementation in Spring Boot</text:p>
      <text:p text:style-name="P5"/>
      <text:p text:style-name="P7"><text:a xlink:type="simple" xlink:href="https://stackoverflow.com/questions/45188315/autowire-dependency-in-builder-class-with-static-instantiation-method" text:style-name="Internet_20_link" text:visited-style-name="Visited_20_Internet_20_Link">https://stackoverflow.com/questions/45188315/autowire-dependency-in-builder-class-with-static-instantiation-method</text:a></text:p>
      <text:p text:style-name="P7">https://www.baeldung.com/lombok-buil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8:52:10.193724723</meta:creation-date>
    <meta:generator>LibreOffice/6.0.7.3$Linux_X86_64 LibreOffice_project/00m0$Build-3</meta:generator>
    <dc:date>2019-03-04T22:20:54.970433277</dc:date>
    <meta:editing-duration>PT1H22M13S</meta:editing-duration>
    <meta:editing-cycles>20</meta:editing-cycles>
    <meta:document-statistic meta:table-count="0" meta:image-count="0" meta:object-count="0" meta:page-count="1" meta:paragraph-count="17" meta:word-count="154" meta:character-count="1102" meta:non-whitespace-character-count="967"/>
  </office:meta>
</office:document-meta>
</file>